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 style:list-style-name="L5">
      <style:graphic-properties draw:stroke="none" draw:fill="solid" draw:fill-color="#333399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16" style:family="graphic" style:parent-style-name="standard" style:list-style-name="L5">
      <style:graphic-properties draw:stroke="none" draw:fill="solid" draw:fill-color="#333399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subtitle">
      <style:graphic-properties draw:fill-color="#ffffff" fo:min-height="14.29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paragraph-properties fo:margin-left="0.948cm" fo:margin-right="0cm" fo:margin-top="0.317cm" fo:margin-bottom="0cm" fo:line-height="80%" fo:text-indent="-0.754cm" style:punctuation-wrap="hanging" style:line-break="strict"/>
    </style:style>
    <style:style style:name="P7" style:family="paragraph">
      <style:paragraph-properties fo:margin-left="0.948cm" fo:margin-right="0cm" fo:margin-top="0.246cm" fo:margin-bottom="0cm" fo:line-height="80%" fo:text-indent="-0.754cm" style:punctuation-wrap="hanging" style:line-break="strict"/>
    </style:style>
    <style:style style:name="P8" style:family="paragraph">
      <style:paragraph-properties fo:margin-left="0.948cm" fo:margin-right="0cm" fo:margin-top="0.317cm" fo:margin-bottom="0cm" fo:line-height="80%" fo:text-indent="0cm" style:punctuation-wrap="hanging" style:line-break="strict" style:writing-mode="lr-tb" style:font-independent-line-spacing="true"/>
      <style:text-properties fo:font-size="19.8999996185303p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1.1000003814697pt"/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color="#ff0000" fo:font-size="24pt" fo:language="en" fo:country="US" style:font-size-asian="24pt" style:font-size-complex="24pt"/>
    </style:style>
    <style:style style:name="T4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5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8" style:family="text">
      <style:text-properties fo:font-size="19.8999996185303pt" fo:language="en" fo:country="US"/>
    </style:style>
    <style:style style:name="T9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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draw:frame presentation:style-name="pr1" draw:layer="layout" svg:width="25.199cm" svg:height="14.299cm" svg:x="1.4cm" svg:y="2.794cm" presentation:class="subtitle" presentation:user-transformed="true">
          <draw:text-box>
            <text:p><text:s/></text:p>
          </draw:text-box>
        </draw:frame>
        <draw:custom-shape draw:style-name="gr1" draw:text-style-name="P2" draw:layer="layout" svg:width="8.634cm" svg:height="1.526cm" svg:x="3.651cm" svg:y="3.733cm">
          <text:list text:style-name="L2">
            <text:list-header>
              <text:p text:style-name="P1"><text:span text:style-name="T1">Initial coordinates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85cm" svg:y1="4.688cm" svg:x2="17.072cm" svg:y2="4.688cm">
          <text:p/>
        </draw:line>
        <draw:custom-shape draw:style-name="gr1" draw:text-style-name="P2" draw:layer="layout" svg:width="8.634cm" svg:height="1.526cm" svg:x="17.451cm" svg:y="3.833cm">
          <text:list text:style-name="L2">
            <text:list-header>
              <text:p text:style-name="P1"><text:span text:style-name="T1">Define unit cel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34cm" svg:height="1.526cm" svg:x="17.551cm" svg:y="7.333cm">
          <text:list text:style-name="L2">
            <text:list-header>
              <text:p text:style-name="P1"><text:span text:style-name="T1">Adding solv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34cm" svg:height="2.637cm" svg:x="17.451cm" svg:y="10.633cm">
          <text:list text:style-name="L2">
            <text:list-header>
              <text:p text:style-name="P1"><text:span text:style-name="T1">Minimization and </text:span></text:p>
            </text:list-header>
            <text:list-item>
              <text:p text:style-name="P1"><text:span text:style-name="T1">equilibrati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83cm" svg:height="2.047cm" svg:x="16.002cm" svg:y="15.033cm">
          <text:list text:style-name="L2">
            <text:list-header>
              <text:p text:style-name="P1"><text:span text:style-name="T1">Generate configuration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83cm" svg:height="2.047cm" svg:x="3.303cm" svg:y="15.134cm">
          <text:list text:style-name="L2">
            <text:list-header>
              <text:p text:style-name="P1"><text:span text:style-name="T1">Umbrella sampling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83cm" svg:height="2.047cm" svg:x="3.304cm" svg:y="11.035cm">
          <text:list text:style-name="L2">
            <text:list-header>
              <text:p text:style-name="P1"><text:span text:style-name="T1">Data analysis 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186cm" svg:y1="5.758cm" svg:x2="21.186cm" svg:y2="7.233cm">
          <text:p/>
        </draw:line>
        <draw:line draw:style-name="gr2" draw:text-style-name="P3" draw:layer="layout" svg:x1="21.186cm" svg:y1="9.159cm" svg:x2="21.186cm" svg:y2="10.634cm">
          <text:p/>
        </draw:line>
        <draw:line draw:style-name="gr2" draw:text-style-name="P3" draw:layer="layout" svg:x1="21.186cm" svg:y1="13.459cm" svg:x2="21.186cm" svg:y2="14.934cm">
          <text:p/>
        </draw:line>
        <draw:line draw:style-name="gr2" draw:text-style-name="P3" draw:layer="layout" svg:x1="15.748cm" svg:y1="16.034cm" svg:x2="13.716cm" svg:y2="16.064cm">
          <text:p/>
        </draw:line>
        <draw:line draw:style-name="gr2" draw:text-style-name="P3" draw:layer="layout" svg:x1="8.286cm" svg:y1="14.894cm" svg:x2="8.286cm" svg:y2="13.33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style-name="gr4" draw:text-style-name="P5" draw:layer="layout" svg:width="6.533cm" svg:height="1.458cm" svg:x="20.066cm" svg:y="19.124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6.6cm" svg:height="16.1cm" svg:x="0.51cm" svg:y="4.244cm">
          <text:list text:style-name="L3">
            <text:list-header>
              <text:p text:style-name="P6"><text:span text:style-name="T3"/></text:p>
            </text:list-header>
          </text:list>
          <text:list text:style-name="L2">
            <text:list-header>
              <text:p text:style-name="P6"><text:span text:style-name="T1"><text:s text:c="3"/></text:span></text:p>
            </text:list-header>
          </text:list>
          <text:list text:style-name="L3">
            <text:list-header>
              <text:p text:style-name="P6"><text:span text:style-name="T3"/></text:p>
            </text:list-header>
          </text:list>
          <text:list text:style-name="L2">
            <text:list-header>
              <text:p text:style-name="P7"><text:span text:style-name="T4"/></text:p>
            </text:list-header>
          </text:list>
          <text:list text:style-name="L4">
            <text:list-header>
              <text:p text:style-name="P7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11.9cm" svg:height="1.959cm" svg:x="1.399cm" svg:y="0.841cm">
          <text:list text:style-name="L5">
            <text:list-header>
              <text:p text:style-name="P1"><text:span text:style-name="T5">Theoretical detail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9.518cm" svg:height="1.683cm" svg:x="8.764cm" svg:y="5.327cm">
          <text:list text:style-name="L2">
            <text:list-header>
              <text:p text:style-name="P1"><text:span text:style-name="T1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717cm" svg:y1="7.009cm" svg:x2="13.723cm" svg:y2="9.24cm">
          <text:p/>
        </draw:line>
        <draw:line draw:style-name="gr8" draw:text-style-name="P3" draw:layer="layout" svg:x1="7.84cm" svg:y1="9.24cm" svg:x2="19.599cm" svg:y2="9.244cm">
          <text:p/>
        </draw:line>
        <draw:line draw:style-name="gr2" draw:text-style-name="P3" draw:layer="layout" svg:x1="7.84cm" svg:y1="9.24cm" svg:x2="7.844cm" svg:y2="11.481cm">
          <text:p/>
        </draw:line>
        <draw:line draw:style-name="gr2" draw:text-style-name="P3" draw:layer="layout" svg:x1="19.599cm" svg:y1="9.24cm" svg:x2="19.603cm" svg:y2="11.481cm">
          <text:p/>
        </draw:line>
        <draw:custom-shape draw:style-name="gr9" draw:text-style-name="P9" draw:layer="layout" svg:width="9.518cm" svg:height="2.518cm" svg:x="3.15cm" svg:y="11.481cm">
          <text:list text:style-name="L2">
            <text:list-header>
              <text:p text:style-name="P1"><text:span text:style-name="T6">Classical </text:span></text:p>
              <text:p text:style-name="P1"><text:span text:style-name="T6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1.759cm" svg:height="2.518cm" svg:x="14.84cm" svg:y="11.481cm">
          <text:list text:style-name="L2">
            <text:list-header>
              <text:p text:style-name="P1"><text:span text:style-name="T7">Ab initio</text:span><text:span text:style-name="T6"> (quantum mechanical) <text:s/></text:span></text:p>
              <text:p text:style-name="P1"><text:span text:style-name="T6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0.641cm" svg:height="3.636cm" svg:x="1.958cm" svg:y="15.399cm">
          <text:list text:style-name="L6">
            <text:list-item>
              <text:p text:style-name="P10"><text:span text:style-name="T8"><text:s text:c="2"/></text:span><text:span text:style-name="T8">Atoms are treated as classical <text:s text:c="3"/>particles</text:span></text:p>
            </text:list-item>
            <text:list-item>
              <text:p text:style-name="P10"><text:span text:style-name="T8"><text:s text:c="2"/></text:span><text:span text:style-name="T8">Obeys ball and stick model <text:s text:c="8"/>for atoms and atomic bon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10.641cm" svg:height="4.477cm" svg:x="14.841cm" svg:y="15.399cm">
          <text:list text:style-name="L2">
            <text:list-header>
              <text:p text:style-name="P10"><text:span text:style-name="T8">Ions (nuclei and core electrons) are treated as classical particles where as valence electrons are treated as quantum mechanical particle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3" draw:text-style-name="P12" draw:layer="layout" svg:width="9.1cm" svg:height="1.485cm" svg:x="11.895cm" svg:y="28.209cm">
            <text:list text:style-name="L2">
              <text:list-header>
                <text:p text:style-name="P4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cm" svg:height="11.138cm" svg:x="3.5cm" svg:y="2.227cm" draw:page-number="2" presentation:class="page"/>
          <draw:frame presentation:style-name="pr3" draw:text-style-name="P2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Default" presentation:use-date-time-name="dtd1">
        <draw:custom-shape draw:style-name="gr14" draw:text-style-name="P5" draw:layer="layout" svg:width="6.533cm" svg:height="1.458cm" svg:x="20.066cm" svg:y="19.124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26.6cm" svg:height="16.1cm" svg:x="0.51cm" svg:y="4.244cm">
          <text:list text:style-name="L3">
            <text:list-header>
              <text:p text:style-name="P6"><text:span text:style-name="T3"/></text:p>
            </text:list-header>
          </text:list>
          <text:list text:style-name="L2">
            <text:list-header>
              <text:p text:style-name="P6"><text:span text:style-name="T1"><text:s text:c="3"/></text:span></text:p>
            </text:list-header>
          </text:list>
          <text:list text:style-name="L3">
            <text:list-header>
              <text:p text:style-name="P6"><text:span text:style-name="T3"/></text:p>
            </text:list-header>
          </text:list>
          <text:list text:style-name="L2">
            <text:list-header>
              <text:p text:style-name="P7"><text:span text:style-name="T4"/></text:p>
            </text:list-header>
          </text:list>
          <text:list text:style-name="L4">
            <text:list-header>
              <text:p text:style-name="P7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1.9cm" svg:height="1.959cm" svg:x="1.399cm" svg:y="0.841cm">
          <text:list text:style-name="L5">
            <text:list-header>
              <text:p text:style-name="P1"><text:span text:style-name="T5">Theoretical detail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9.518cm" svg:height="1.683cm" svg:x="8.764cm" svg:y="5.327cm">
          <text:list text:style-name="L2">
            <text:list-header>
              <text:p text:style-name="P1"><text:span text:style-name="T1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717cm" svg:y1="7.009cm" svg:x2="13.723cm" svg:y2="9.24cm">
          <text:p/>
        </draw:line>
        <draw:line draw:style-name="gr8" draw:text-style-name="P3" draw:layer="layout" svg:x1="7.84cm" svg:y1="9.24cm" svg:x2="19.599cm" svg:y2="9.244cm">
          <text:p/>
        </draw:line>
        <draw:line draw:style-name="gr2" draw:text-style-name="P3" draw:layer="layout" svg:x1="7.84cm" svg:y1="9.24cm" svg:x2="7.844cm" svg:y2="11.481cm">
          <text:p/>
        </draw:line>
        <draw:line draw:style-name="gr2" draw:text-style-name="P3" draw:layer="layout" svg:x1="19.599cm" svg:y1="9.24cm" svg:x2="19.603cm" svg:y2="11.481cm">
          <text:p/>
        </draw:line>
        <draw:custom-shape draw:style-name="gr18" draw:text-style-name="P9" draw:layer="layout" svg:width="9.518cm" svg:height="2.518cm" svg:x="3.15cm" svg:y="11.481cm">
          <text:list text:style-name="L2">
            <text:list-header>
              <text:p text:style-name="P1"><text:span text:style-name="T6">Classical </text:span></text:p>
              <text:p text:style-name="P1"><text:span text:style-name="T6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1.759cm" svg:height="2.518cm" svg:x="14.84cm" svg:y="11.481cm">
          <text:list text:style-name="L2">
            <text:list-header>
              <text:p text:style-name="P1"><text:span text:style-name="T7">Ab initio</text:span><text:span text:style-name="T6"> (quantum mechanical) <text:s/></text:span></text:p>
              <text:p text:style-name="P1"><text:span text:style-name="T6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0.641cm" svg:height="3.636cm" svg:x="1.958cm" svg:y="15.399cm">
          <text:list text:style-name="L6">
            <text:list-item>
              <text:p text:style-name="P10"><text:span text:style-name="T8"><text:s text:c="2"/></text:span><text:span text:style-name="T8">Atoms are treated as classical <text:s text:c="3"/>particles</text:span></text:p>
            </text:list-item>
            <text:list-item>
              <text:p text:style-name="P10"><text:span text:style-name="T8"><text:s text:c="2"/></text:span><text:span text:style-name="T8">Obeys ball and stick model <text:s text:c="8"/>for atoms and atomic bon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10.641cm" svg:height="4.477cm" svg:x="14.841cm" svg:y="15.399cm">
          <text:list text:style-name="L2">
            <text:list-header>
              <text:p text:style-name="P10"><text:span text:style-name="T8">Ions (nuclei and core electrons) are treated as classical particles where as valence electrons are treated as quantum mechanical particle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22" draw:text-style-name="P12" draw:layer="layout" svg:width="9.1cm" svg:height="1.485cm" svg:x="11.895cm" svg:y="28.209cm">
            <text:list text:style-name="L2">
              <text:list-header>
                <text:p text:style-name="P4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cm" svg:height="11.138cm" svg:x="3.5cm" svg:y="2.227cm" draw:page-number="3" presentation:class="page"/>
          <draw:frame presentation:style-name="pr3" draw:text-style-name="P2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15:31:45</meta:creation-date>
    <dc:date>2016-12-19T07:23:17</dc:date>
    <meta:editing-duration>PT1H8M10S</meta:editing-duration>
    <meta:editing-cycles>11</meta:editing-cycles>
    <meta:generator>LibreOffice/4.0.2.2$Linux_X86_64 LibreOffice_project/400m0$Build-2</meta:generator>
    <meta:document-statistic meta:object-count="67"/>
  </office:meta>
</office:document-meta>
</file>